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/>
    <style:font-face style:name="OpenSymbol1" svg:font-family="OpenSymbol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style:text-autospace="none"/>
      <style:text-properties officeooo:paragraph-rsid="00206649"/>
    </style:style>
    <style:style style:name="P7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8" style:family="paragraph" style:parent-style-name="WW-Default">
      <style:paragraph-properties fo:line-height="115%"/>
    </style:style>
    <style:style style:name="P9" style:family="paragraph" style:parent-style-name="WW-Default">
      <style:paragraph-properties fo:line-height="115%"/>
      <style:text-properties officeooo:paragraph-rsid="0014fe5f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>
      <style:paragraph-properties style:text-autospace="none"/>
      <style:text-properties style:text-underline-style="none" officeooo:paragraph-rsid="00241869"/>
    </style:style>
    <style:style style:name="P12" style:family="paragraph" style:parent-style-name="Standard">
      <style:paragraph-properties style:text-autospace="none"/>
      <style:text-properties officeooo:paragraph-rsid="00206649"/>
    </style:style>
    <style:style style:name="P13" style:family="paragraph" style:parent-style-name="Standard">
      <style:paragraph-properties style:text-autospace="none"/>
      <style:text-properties officeooo:paragraph-rsid="0025b79f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font-style="normal" fo:font-weight="normal" officeooo:paragraph-rsid="00241869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ad4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eb82f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c74d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28e01a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2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3" style:family="paragraph" style:parent-style-name="WW-Default" style:list-style-name="L2">
      <style:paragraph-properties fo:line-height="115%"/>
      <style:text-properties officeooo:paragraph-rsid="0014fe5f"/>
    </style:style>
    <style:style style:name="P34" style:family="paragraph" style:parent-style-name="WW-Default" style:list-style-name="L2">
      <style:paragraph-properties fo:line-height="115%"/>
      <style:text-properties officeooo:paragraph-rsid="0017a133"/>
    </style:style>
    <style:style style:name="P35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3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1eb82f"/>
    </style:style>
    <style:style style:name="T36" style:family="text">
      <style:text-properties officeooo:rsid="001258a7"/>
    </style:style>
    <style:style style:name="T37" style:family="text">
      <style:text-properties officeooo:rsid="0013918d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3" style:family="text">
      <style:text-properties style:use-window-font-color="true" loext:opacity="0%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4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5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6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7" style:family="text">
      <style:text-properties officeooo:rsid="001eb82f"/>
    </style:style>
    <style:style style:name="T48" style:family="text">
      <style:text-properties officeooo:rsid="001f11fd"/>
    </style:style>
    <style:style style:name="T49" style:family="text">
      <style:text-properties officeooo:rsid="00206649"/>
    </style:style>
    <style:style style:name="T50" style:family="text">
      <style:text-properties officeooo:rsid="00241869"/>
    </style:style>
    <style:style style:name="T51" style:family="text">
      <style:text-properties fo:language="en" fo:country="none" officeooo: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2" style:family="text">
      <style:text-properties officeooo:rsid="0025b79f"/>
    </style:style>
    <style:style style:name="T53" style:family="text">
      <style:text-properties style:text-underline-style="none"/>
    </style:style>
    <style:style style:name="T54" style:family="text">
      <style:text-properties officeooo:rsid="0028e01a"/>
    </style:style>
    <style:style style:name="T55" style:family="text">
      <style:text-properties officeooo:rsid="002ba8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style:writing-mode="lr-tb" loext:decorative="false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style:writing-mode="lr-tb" loext:decorative="false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7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8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3">Self-taught aspiring <text:span text:style-name="T52">mobile</text:span> <text:span text:style-name="T52">developer</text:span> looking for work opportunities to grow.</text:p>
      <text:p text:style-name="P6"><text:span text:style-name="T25">WORK EXPERIENCE<text:line-break/></text:span><text:span text:style-name="T25"><draw:custom-shape text:anchor-type="as-char" svg:y="-0.0374in" draw:z-index="3" draw:name="Shape3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13"><text:span text:style-name="T2">Mobile Developer</text:span><text:span text:style-name="T1">, </text:span><text:span text:style-name="T12">SeeMe</text:span><text:span text:style-name="T22">,</text:span><text:span text:style-name="T21"> </text:span><text:span text:style-name="T30">Austin</text:span><text:span text:style-name="T10">, </text:span><text:span text:style-name="T12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text:style-name="L1">
        <text:list-item>
          <text:p text:style-name="P27">Designed &amp; developed an application that allows users to journal their personal development.</text:p>
        </text:list-item>
        <text:list-item>
          <text:p text:style-name="P29"><text:span text:style-name="T54">Technology:</text:span><text:span text:style-name="T50"> </text:span><text:span text:style-name="T35">Kotlin, </text:span><text:span text:style-name="T34">Kotlin </text:span><text:span text:style-name="T35">Coroutines, Jetpack Compose, Firebase Authentication, FireStore. </text:span></text:p>
        </text:list-item>
        <text:list-item>
          <text:p text:style-name="P30">Architecture: <text:span text:style-name="T53">MVVM</text:span></text:p>
        </text:list-item>
      </text:list>
      <text:p text:style-name="P12"><text:span text:style-name="T6">Backend Software Engine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text:continue-numbering="true" text:style-name="L1">
        <text:list-item>
          <text:p text:style-name="P16"><text:span text:style-name="T32">Developed various features supporting the Dashboard application.</text:span></text:p>
        </text:list-item>
        <text:list-item>
          <text:p text:style-name="P16"><text:span text:style-name="T32">Tech: Kotlin, </text:span><text:span text:style-name="T33">Kotlin Coroutines, </text:span><text:span text:style-name="T32">Spring Boot. </text:span></text:p>
        </text:list-item>
      </text:list>
      <text:p text:style-name="P13"><text:span text:style-name="T2">Mobile Develop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text:continue-numbering="true" text:style-name="L1">
        <text:list-item>
          <text:p text:style-name="P17">Developed a hotel app for iOS and Android, facilitating room check-ins <text:span text:style-name="T50">via QR codes </text:span>and </text:p>
          <text:p text:style-name="P18">enabling staff to manage tips and banking information.</text:p>
        </text:list-item>
        <text:list-item>
          <text:p text:style-name="P19">Tech: Kotlin, Swift, Kotlin Multiplatform, Kotlin Coroutines, Jetpack Compose, QR Code Scanning, Ktor,</text:p>
          <text:p text:style-name="P19"><text:s/>Ballast, Koin. </text:p>
        </text:list-item>
        <text:list-item>
          <text:p text:style-name="P20">Architecture: MVI</text:p>
        </text:list-item>
      </text:list>
      <text:p text:style-name="P6"><text:span text:style-name="T25">PROJECTS<text:line-break/></text:span><text:span text:style-name="T25"><draw:custom-shape text:anchor-type="as-char" svg:y="-0.0374in" draw:z-index="4" draw:name="Shape4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, Android</text:span></text:a></text:p>
      <text:list text:continue-numbering="true" text:style-name="L1">
        <text:list-item>
          <text:p text:style-name="P21"><text:span text:style-name="T36">Designed &amp; created a jogging app to motivate, track, show, and breakdown jogs for users</text:span>.</text:p>
        </text:list-item>
        <text:list-item>
          <text:p text:style-name="P23"><text:span text:style-name="T54">Libraries: </text:span><text:span text:style-name="T55">Kotlin,</text:span><text:span text:style-name="T54"> </text:span><text:span text:style-name="T55">Kotlin Coroutines</text:span><text:span text:style-name="T54">, </text:span>Caldroid, Google Map, Gson, Koin, LiveData, MPAndroidChart, OkHTTP, </text:p>
          <text:p text:style-name="P23">RetroFit, WorkManager.</text:p>
        </text:list-item>
        <text:list-item>
          <text:p text:style-name="P21"><text:span text:style-name="T54">Architecture: </text:span>MVVM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text:continue-numbering="true" text:style-name="L1">
        <text:list-item>
          <text:p text:style-name="P28">Weather app showcasing better Android &amp; iOS app development practices.</text:p>
        </text:list-item>
        <text:list-item>
          <text:p text:style-name="P31">Used Kotlin Multplatform to use a shared code base for both iOS and Android, </text:p>
        </text:list-item>
        <text:list-item>
          <text:p text:style-name="P32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, Android</text:span></text:a></text:p>
      <text:list text:continue-numbering="true" text:style-name="L1">
        <text:list-item>
          <text:p text:style-name="P21">Designed &amp; developed an app that showcased <text:span text:style-name="T37">Pokemon characters</text:span>.</text:p>
        </text:list-item>
        <text:list-item>
          <text:p text:style-name="P21"><text:span text:style-name="T54">Libararies:</text:span><text:span text:style-name="T37"> Android Paging library </text:span><text:span text:style-name="T54">3</text:span><text:span text:style-name="T37">, RxJava, </text:span><text:span text:style-name="T54">and </text:span><text:span text:style-name="T37">Koin</text:span>.</text:p>
        </text:list-item>
        <text:list-item>
          <text:p text:style-name="P24"><text:span text:style-name="T54">Architecture: </text:span>MVVM.</text:p>
        </text:list-item>
      </text:list>
      <text:p text:style-name="P11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2"><text:tab/><text:tab/><text:tab/> </text:span><text:span text:style-name="T10"><text:s/><text:tab/><text:tab/><text:tab/><text:tab/><text:tab/><text:tab/> <text:s/></text:span></text:p>
      <text:list text:continue-numbering="true" text:style-name="L1">
        <text:list-item>
          <text:p text:style-name="P22"><text:span text:style-name="T50">C</text:span>reated an app for user signup/login using cookies, incorporating RESTful APIs for member-related actions.</text:p>
        </text:list-item>
        <text:list-item>
          <text:p text:style-name="P25"><text:span text:style-name="T54">Technology:</text:span> ASP.NET <text:span text:style-name="T54">+ </text:span>C#</text:p>
        </text:list-item>
      </text:list>
      <text:p text:style-name="P2"/>
      <text:p text:style-name="P9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5">Bachelors</text:span></text:span><text:span text:style-name="Strong_20_Emphasis"><text:span text:style-name="T44"> of </text:span></text:span><text:span text:style-name="Strong_20_Emphasis"><text:span text:style-name="T16">Computer Science, </text:span></text:span><text:span text:style-name="Strong_20_Emphasis"><text:span text:style-name="T46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 </text:span></text:span><text:span text:style-name="Strong_20_Emphasis"><text:span text:style-name="T15">Dec</text:span></text:span><text:span text:style-name="Strong_20_Emphasis"><text:span text:style-name="T42">, 2023</text:span></text:span></text:p>
      <text:list text:style-name="L2">
        <text:list-item>
          <text:p text:style-name="P33"><text:span text:style-name="Strong_20_Emphasis"><text:span text:style-name="T38">Data Structures &amp; Algorithms, C++.</text:span></text:span></text:p>
        </text:list-item>
        <text:list-item>
          <text:p text:style-name="P33"><text:span text:style-name="Strong_20_Emphasis"><text:span text:style-name="T38">Software Engineering Principles, JavaFx.</text:span></text:span></text:p>
        </text:list-item>
        <text:list-item>
          <text:p text:style-name="P34"><text:span text:style-name="Strong_20_Emphasis"><text:span text:style-name="T39">.Net Web/Mobile Development, C#</text:span></text:span></text:p>
        </text:list-item>
        <text:list-item>
          <text:p text:style-name="P33"><text:span text:style-name="Strong_20_Emphasis"><text:span text:style-name="T38">Information Assurance, </text:span></text:span><text:span text:style-name="Strong_20_Emphasis"><text:span text:style-name="T41">Python</text:span></text:span></text:p>
        </text:list-item>
        <text:list-item>
          <text:p text:style-name="P33"><text:span text:style-name="Strong_20_Emphasis"><text:span text:style-name="T38">Software Analysis and Design, </text:span></text:span><text:span text:style-name="Strong_20_Emphasis"><text:span text:style-name="T40">Java</text:span></text:span></text:p>
        </text:list-item>
      </text:list>
      <text:p text:style-name="P4">SKILLS</text:p>
      <text:p text:style-name="P5"><draw:custom-shape text:anchor-type="as-char" svg:y="-0.0374in" draw:z-index="1" draw:name="Shape5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9">C#, </text:span><text:s/><text:span text:style-name="T36">Swift, </text:span>HTML, Javascript, Git.</text:p>
      <text:p text:style-name="P1"><text:span text:style-name="T28">Frameworks:</text:span> Android <text:span text:style-name="T36">&amp; i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/>
    <style:font-face style:name="OpenSymbol1" svg:font-family="OpenSymbol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fo:font-weight="normal" style:font-name-asian="OpenSymbol" style:font-family-asian="OpenSymbol" style:font-weight-asian="normal" style:font-name-complex="OpenSymbol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ami Eljabali CV</dc:title>
    <meta:creation-date>2023-12-28T16:46:03.704000000</meta:creation-date>
    <meta:editing-cycles>14</meta:editing-cycles>
    <meta:editing-duration>P3DT3H52M40S</meta:editing-duration>
    <meta:generator>LibreOffice/7.6.4.1$Windows_X86_64 LibreOffice_project/e19e193f88cd6c0525a17fb7a176ed8e6a3e2aa1</meta:generator>
    <dc:date>2024-01-03T02:44:36.794000000</dc:date>
    <meta:document-statistic meta:table-count="0" meta:image-count="0" meta:object-count="0" meta:page-count="1" meta:paragraph-count="45" meta:word-count="317" meta:character-count="2334" meta:non-whitespace-character-count="1866"/>
  </office:meta>
</office:document-meta>
</file>